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je wymagań</text:p>
      <text:p text:style-name="Text_20_body"/>
      <text:list xml:id="list215816496" text:style-name="L1">
        <text:list-item>
          <text:p text:style-name="P3">Wprowadzenie</text:p>
          <text:p text:style-name="P2">Niniejszy rozdział ma na celu zaprezentowanie wymagań dotyczących oprogramowania, czyli opisuje funkcjonalność budowanego systemu i warunki jakie on musi spełnić. Dokument napisany jest z myślą o potencjalnych użytkownikach, programistach i projektantach, osobach zajmujących się testowaniem oprogramowania i autorach dokumentacji użytkowej.</text:p>
        </text:list-item>
        <text:list-item>
          <text:p text:style-name="P3">Zakres produktu</text:p>
          <text:p text:style-name="P2">Usprawnienie procesu wystawiania i przechowywania historii faktur</text:p>
        </text:list-item>
        <text:list-item>
          <text:p text:style-name="P3">Definicja, akronimy, skróty</text:p>
          <text:p text:style-name="P2">Faktura – pod tym pojęciem kryją się 3 rodzaje dokumentów: faktura-WZ, faktura i korekta. </text:p>
        </text:list-item>
      </text:list>
      <text:p text:style-name="Text_20_body"><text:tab/><text:span text:style-name="T1">Faktura-WZ</text:span> – faktura robocza </text:p>
      <text:p text:style-name="Text_20_body"><text:tab/><text:span text:style-name="T1">Faktura wystawiona</text:span> – niezmienialny dokument skarbowy </text:p>
      <text:p text:style-name="Text_20_body"><text:tab/><text:span text:style-name="T1">Korekta</text:span> – faktura z opisem zmian w stosunku do faktury/korekty wcześniej wystawionej z <text:tab/>błędem. </text:p>
      <text:p text:style-name="Text_20_body"><text:tab/><text:span text:style-name="T1">Produkt</text:span> – ogólne pojęcie dla towarów fizycznych jak i usług </text:p>
      <text:p text:style-name="Text_20_body"><text:tab/><text:span text:style-name="T1">Klient</text:span> – odbiorca faktury </text:p>
      <text:p text:style-name="Text_20_body"><text:tab/><text:span text:style-name="T1">NIP</text:span> – numer Identyfikacji Podatkowej</text:p>
      <text:list xml:id="list118283046" text:continue-numbering="true" text:style-name="L1">
        <text:list-item>
          <text:p text:style-name="P3">Ogólny opis produktu</text:p>
          <text:p text:style-name="P2">Oprogramowanie ma zapewnić łatwe i szybkie w obsłudze generowanie nowych faktur na podstawie bazy klientów i produktów. Powinno działać na większości systemów komputerowych, oraz nie wymagać zewnętrznej bazy danych.</text:p>
        </text:list-item>
        <text:list-item>
          <text:p text:style-name="P3">Wymagania funkcjonalne</text:p>
          <text:list>
            <text:list-item>
              <text:p text:style-name="P3">Zarządzanie klientami</text:p>
              <text:list>
                <text:list-item>
                  <text:p text:style-name="P2">Nowy klient powinien mieć zdefiniowane: podmiot, adres, oraz opcjonalnie: NIP, REGON, numer konta i telefon.</text:p>
                </text:list-item>
                <text:list-item>
                  <text:p text:style-name="P2">Edytowanie i usuwanie klienta może być fizycznie odwzorowane w bazie tylko jeżeli nie widnieje on na żadnej wystawionej fakturze.</text:p>
                </text:list-item>
                <text:list-item>
                  <text:p text:style-name="P2">Edytowanie klienta, który widnieje na wystawionej fakturze ma w praktyce polegać na utworzeniu nowego klienta na podstawie wybranego do edycji.</text:p>
                </text:list-item>
                <text:list-item>
                  <text:p text:style-name="P2">Klienci powinni być wyszukiwani za pomocą prostego filtru, w zakresie nazwy podmiotu, albo NIP-u.</text:p>
                </text:list-item>
              </text:list>
            </text:list-item>
            <text:list-item>
              <text:p text:style-name="P3">Zarządzanie produktami</text:p>
              <text:list>
                <text:list-item>
                  <text:p text:style-name="P2">Nowy produkt powinien mieć zdefiniowane: nazwę, ilość w magazynie, jednostkę, stawkę VAT, cenę netto za jednostkę.</text:p>
                </text:list-item>
                <text:list-item>
                  <text:p text:style-name="P2">Edytowanie i usuwanie produktu może być fizycznie odwzorowane w bazie tylko jeżeli nie widnieje on na żadnej wystawionej fakturze.</text:p>
                </text:list-item>
                <text:list-item>
                  <text:p text:style-name="P2">Edytowanie produktu, który widnieje na wystawionej fakturze ma w praktyce polegać na utworzeniu nowego towaru na podstawie wybranego do edycji.</text:p>
                  <text:list>
                    <text:list-item>
                      <text:p text:style-name="P2">Produkty powinny być wyszukiwane za pomocą prostego filtru, w <text:soft-page-break/>zakresie nazwy towaru.</text:p>
                    </text:list-item>
                  </text:list>
                </text:list-item>
              </text:list>
            </text:list-item>
            <text:list-item>
              <text:p text:style-name="P3">Zarządzanie fakturami</text:p>
              <text:list>
                <text:list-item>
                  <text:p text:style-name="P2">Faktura musi mieć zdefiniowane: co najmniej jeden produkt, jednego klienta, formę oraz datę zapłaty.</text:p>
                </text:list-item>
                <text:list-item>
                  <text:p text:style-name="P2">Fakturę WZ można w pełni edytować, a nawet usunąć.</text:p>
                </text:list-item>
                <text:list-item>
                  <text:p text:style-name="P2">Po wy-edytowaniu produktu albo klienta, użytkownik powinien zostać poinformowany o miejscach na wystawionych fakturach, gdzie takie elementy występowały, oraz pozwolić na wygenerowanie automatycznych korekt.</text:p>
                </text:list-item>
                <text:list-item>
                  <text:p text:style-name="P2">System powinien automatycznie wyliczać cenę brutto, a w podsumowaniu całkowity procentowy udział podatku VAT w wartości zamówienia.</text:p>
                </text:list-item>
                <text:list-item>
                  <text:p text:style-name="P2">Faktury powinny być wyszukiwane za pomocą filtru w zakresie: daty wystawienia, klienta i towaru.</text:p>
                </text:list-item>
              </text:list>
            </text:list-item>
            <text:list-item>
              <text:p text:style-name="P3">Posiadający interfejs graficzny</text:p>
              <text:list>
                <text:list-item>
                  <text:p text:style-name="P2">Interfejs graficzny powinien zostać zrealizowany w bibliotece QT.</text:p>
                </text:list-item>
                <text:list-item>
                  <text:p text:style-name="P2">Powinien umożliwiać komponowanie kilku faktur na raz w kartach.</text:p>
                </text:list-item>
                <text:list-item>
                  <text:p text:style-name="P2">Podczas komponowania użytkownik powinien mieć cały czas łatwy dostęp do listy klientów i towarów</text:p>
                </text:list-item>
              </text:list>
            </text:list-item>
            <text:list-item>
              <text:p text:style-name="P3">Jednostanowiskowy i jednoużytkownikowy</text:p>
              <text:list>
                <text:list-item>
                  <text:p text:style-name="P2">System ma posiadać jeden, z góry zdefiniowany podmiot wystawiający fakturę.</text:p>
                </text:list-item>
                <text:list-item>
                  <text:p text:style-name="P2">Nie powinien korzystać z zasobów zdalnych.</text:p>
                </text:list-item>
              </text:list>
            </text:list-item>
          </text:list>
        </text:list-item>
        <text:list-item>
          <text:p text:style-name="P3">Wymagania niefunkcjonalne</text:p>
          <text:list>
            <text:list-item>
              <text:p text:style-name="P3">Na wolnej licencji</text:p>
              <text:list>
                <text:list-item>
                  <text:p text:style-name="P2">Cały produkt z dokumentacją powinien zostać wydany na licencji GPLv3.</text:p>
                </text:list-item>
              </text:list>
            </text:list-item>
            <text:list-item>
              <text:p text:style-name="P3">Wieloplatformowy</text:p>
              <text:list>
                <text:list-item>
                  <text:p text:style-name="P2">Powinno się używać przenośnych, międzyplatformowych bibliotek.</text:p>
                </text:list-item>
                <text:list-item>
                  <text:p text:style-name="P2">System powinien być przetestowany w systemach GNU/Linux, oraz Windows.</text:p>
                </text:list-item>
                <text:list-item>
                  <text:p text:style-name="P2">System powinien kompilować się na platformach x86, oraz x64.</text:p>
                </text:list-item>
              </text:list>
            </text:list-item>
            <text:list-item>
              <text:p text:style-name="P3">Pracuje na lokalnej bazie danych</text:p>
              <text:list>
                <text:list-item>
                  <text:p text:style-name="P2">Oprogramowanie powinno wykorzystywać bazę SQLite.</text:p>
                  <text:p text:style-name="P2"/>
                </text:list-item>
              </text:list>
              <text:p text:style-name="P2"/>
            </text:list-item>
          </text:list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21:27:45</meta:creation-date>
    <dc:date>2009-06-09T23:00:15</dc:date>
    <meta:editing-duration>PT00H06M07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48" meta:word-count="505" meta:character-count="3834"/>
  </office:meta>
</office:document-meta>
</file>